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d955" officeooo:paragraph-rsid="001dd955"/>
    </style:style>
    <style:style style:name="P2" style:family="paragraph" style:parent-style-name="Heading">
      <style:text-properties officeooo:rsid="0022e6a1" officeooo:paragraph-rsid="0022e6a1"/>
    </style:style>
    <style:style style:name="P3" style:family="paragraph" style:parent-style-name="Text_20_body">
      <style:text-properties officeooo:rsid="001dd955" officeooo:paragraph-rsid="001dd955"/>
    </style:style>
    <style:style style:name="P4" style:family="paragraph" style:parent-style-name="Text_20_body" style:list-style-name="L1">
      <style:text-properties officeooo:rsid="001dd955" officeooo:paragraph-rsid="001dd955"/>
    </style:style>
    <style:style style:name="P5" style:family="paragraph" style:parent-style-name="Text_20_body">
      <style:text-properties officeooo:rsid="001faccc" officeooo:paragraph-rsid="001faccc"/>
    </style:style>
    <style:style style:name="P6" style:family="paragraph" style:parent-style-name="Text_20_body">
      <style:text-properties officeooo:rsid="001faccc" officeooo:paragraph-rsid="0021a36b"/>
    </style:style>
    <style:style style:name="P7" style:family="paragraph" style:parent-style-name="Text_20_body">
      <style:text-properties officeooo:paragraph-rsid="001faccc"/>
    </style:style>
    <style:style style:name="P8" style:family="paragraph" style:parent-style-name="Text_20_body">
      <style:text-properties officeooo:rsid="0021a36b" officeooo:paragraph-rsid="0021a36b"/>
    </style:style>
    <style:style style:name="P9" style:family="paragraph" style:parent-style-name="Text_20_body">
      <style:text-properties officeooo:rsid="0022e6a1" officeooo:paragraph-rsid="0022e6a1"/>
    </style:style>
    <style:style style:name="P10" style:family="paragraph" style:parent-style-name="Text_20_body">
      <style:text-properties officeooo:rsid="0023119b" officeooo:paragraph-rsid="0023119b"/>
    </style:style>
    <style:style style:name="P11" style:family="paragraph" style:parent-style-name="Title">
      <style:text-properties officeooo:rsid="001dd955" officeooo:paragraph-rsid="001dd955"/>
    </style:style>
    <style:style style:name="P12" style:family="paragraph" style:parent-style-name="Heading_20_1">
      <style:paragraph-properties fo:break-before="page"/>
      <style:text-properties officeooo:rsid="001dd955" officeooo:paragraph-rsid="001dd955"/>
    </style:style>
    <style:style style:name="P13" style:family="paragraph" style:parent-style-name="Subtitle">
      <style:text-properties officeooo:rsid="001dd955" officeooo:paragraph-rsid="001dd955"/>
    </style:style>
    <style:style style:name="P14" style:family="paragraph" style:parent-style-name="Heading_20_3">
      <style:text-properties officeooo:rsid="001dd955" officeooo:paragraph-rsid="001dd955"/>
    </style:style>
    <style:style style:name="P15" style:family="paragraph" style:parent-style-name="Heading_20_3">
      <style:text-properties officeooo:paragraph-rsid="001dd955"/>
    </style:style>
    <style:style style:name="P16" style:family="paragraph" style:parent-style-name="Heading_20_3">
      <style:text-properties officeooo:rsid="001faccc" officeooo:paragraph-rsid="001faccc"/>
    </style:style>
    <style:style style:name="P17" style:family="paragraph" style:parent-style-name="Heading_20_3">
      <style:text-properties officeooo:rsid="0022e6a1" officeooo:paragraph-rsid="0022e6a1"/>
    </style:style>
    <style:style style:name="P18" style:family="paragraph" style:parent-style-name="Heading_20_2">
      <style:text-properties officeooo:rsid="001dd955" officeooo:paragraph-rsid="001dd955"/>
    </style:style>
    <style:style style:name="P19" style:family="paragraph" style:parent-style-name="Heading_20_2">
      <style:text-properties officeooo:rsid="0021a36b" officeooo:paragraph-rsid="0021a36b"/>
    </style:style>
    <style:style style:name="T1" style:family="text">
      <style:text-properties officeooo:rsid="001dd955"/>
    </style:style>
    <style:style style:name="T2" style:family="text">
      <style:text-properties officeooo:rsid="0021a3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ynthèse – Admin Linux Théorie</text:p>
      <text:p text:style-name="P13">Sacré Christopher</text:p>
      <text:p text:style-name="P3"/>
      <text:h text:style-name="P12" text:outline-level="1">Déploiement d’un environnement de systèmes Linux</text:h>
      <text:h text:style-name="P18" text:outline-level="2">Linux – Unix</text:h>
      <text:h text:style-name="P14" text:outline-level="3">Linux</text:h>
      <text:p text:style-name="P3">Il s’agit d’un système d’exploitation. A la base il s’agissait d’un logiciel libre basé sur la license GPL. Projet initié par Linus Torvalds en 1991. Son développement s’est fait à l’aide d’une communauté libre (développeur libres dans le monde). Celui ci se base sur une version libre du système d’exploitation Unix.</text:p>
      <text:p text:style-name="P3">Linux est ditribué sous forme de “distros”. Il en existe de différents types :</text:p>
      <text:list xml:id="list8927335248022212271" text:style-name="L1">
        <text:list-item>
          <text:p text:style-name="P4">Les principales : Caldera, Debian, Mandrake, Red Hat, Suse, …</text:p>
        </text:list-item>
        <text:list-item>
          <text:p text:style-name="P4">Les plateformes alternatives : Yellow Dog Linux, Linux/m68k, Ultra Penguin, …</text:p>
        </text:list-item>
        <text:list-item>
          <text:p text:style-name="P4">Les spécialisées : Linux CE, KhaOS Linux, …</text:p>
        </text:list-item>
        <text:list-item>
          <text:p text:style-name="P4">Les internationales : Connectiva, Laser 5, …</text:p>
        </text:list-item>
        <text:list-item>
          <text:p text:style-name="P4">Les petites distributions : Knoppix, Damn Small Linux, Puppy Linux, …<text:tab/></text:p>
        </text:list-item>
      </text:list>
      <text:p text:style-name="P3">Ces distributions se différencient par les logiciels (packages) inclus (Apache, MySQL, OpenOffice, ...), l’interface graphique de base y étant présente (KDE, GNOME, XFCE, ...), les langues supportées, les méthodes d’installation (Graphiques, textes ,réseaux, ...) ainsi que par les outils de gestion des logiciels (apt, yum, rpm, ...).</text:p>
      <text:h text:style-name="P15" text:outline-level="3"><text:span text:style-name="T1">Unix</text:span></text:h>
      <text:p text:style-name="Standard"><text:span text:style-name="T1">Il s’agit également d’un système d’exploitation. Il s’agissait a la base d’un projet initié par Bell Labs (UNICS, Unix Time-Sharing System). Unix possède une longue histoire et notamment une généalogie (généalogie Unix).</text:span> <text:span text:style-name="T1">Il s’agit également d’un programme propriétaire.</text:span></text:p>
      <text:p text:style-name="P1"/>
      <text:p text:style-name="P1">Unix est multi-tâches, multi-utilisateurs, multi-sessions. Il permet l’intégration des protocoles réseaux standards (Accès à distance → SSH, ...). Il possède également une bonne qualité du service professionel (Fail over, sécurité, …) <text:s/>et est supporté par les vendeurs de matériel.</text:p>
      <text:h text:style-name="P16" text:outline-level="3">Red Hat</text:h>
      <text:p text:style-name="P5">Actuellement sous la version 5.1 (version Manhattan), il s’agit d’une “distro” parmis les plus populaire d’un point de vue marketing. Elle est également disponible dans le commerce (CDs, docs, …), il faudra tout de même faire attention car libre ne veut pas forcément dire gratuit). Il s’agit également d’une distribution certifiée et utilisée par les autres grands centres de physiques ainsi que par les partenaires de nos programmes de recherches.</text:p>
      <text:p text:style-name="P5"><text:soft-page-break/>A partir de 2003 Red Hat décide de se concentrer sur une version commerciale à destination des entreprises (RHEL – Red Hat Enterprise Linux). Le projet sous le format “Communauté libre” devient FC (Fedora Core) qui est lui même sponsorisé par Red Hat.</text:p>
      <text:h text:style-name="P16" text:outline-level="3">Distribution professionelle</text:h>
      <text:p text:style-name="P5">Les avantages de ce format sont notamment un cycle d’évolution du produit garanti, une durée de support garantie, une validation, certification et un support des vendeurs de matériel ainsi que des outils de maintenance évolués.</text:p>
      <text:h text:style-name="P16" text:outline-level="3">Open source vs Payant</text:h>
      <text:p text:style-name="P5">Lorsque l’on parle d’open source il faudra faire attention à ne pas confondre cela avec gratuit. U, programme en open source n’est pas forcément gratuit. Cela signifie surtout que l’accès aux sources est libre (on entend par là que l’on a la possiblité de recompiler les sources et donc même de les modifier).<text:tab/></text:p>
      <text:p text:style-name="P5"/>
      <text:p text:style-name="P5"/>
      <text:h text:style-name="Heading_20_3" text:outline-level="3">FC versus RHEL</text:h>
      <text:p text:style-name="P5">FC et RHEL sont des “open softwares” ce qui signifie que leurs sources sont disponibles. La différence en tre ces deux systèmes se situe lors de l’obtention des media d’installation. Fedora Core est gratuit(les images iso sont récupérables via le net, packages individuels, …). Enterprise Linux quant à lui est payant (les images iso sont récupérables via le net mais avec un accès restreint, les CDs sont quant à eux distribués par un vendeur).</text:p>
      <text:p text:style-name="P5">Au niveau du coût Fedora core est gratuit tandis que Enterprise Linux coûte 50 USD / an / serveur.</text:p>
      <text:p text:style-name="P5">Pour ce qui est du support, Fedora core se contentera de sa communauté (libre) tandis que Enterprise Linux proposera une hotline professionelle ainsi qu’un SLA.</text:p>
      <text:p text:style-name="P6">Au sujet de la maintenance, Fedora Core permettra des mises à jour automatique ainsi que manuelle et Enterprise Linux utilisera le Red Hat Network.</text:p>
      <text:p text:style-name="P6"><text:span text:style-name="T2">Ensuite pour le cycle de dévelopement Fedora Core se situe dans un cycle de dévelopement aux alentours de 4 à 6 mois et Enterprise Linux plutot aux alentours des 18 mois.</text:span></text:p>
      <text:p text:style-name="P6"><text:span text:style-name="T2">Pour ce qui est de la durée de maintenance Fedora core permettra une maintenance suivant les 2 à 3 mois après chaque nouvelle release, à contrario, Enterprise Linux permettra une maintenance de 7 ans.</text:span></text:p>
      <text:p text:style-name="P8">Fedora Legacy Project.</text:p>
      <text:h text:style-name="P19" text:outline-level="2"><text:soft-page-break/>Installation d’un système</text:h>
      <text:h text:style-name="P17" text:outline-level="3">Installation simple</text:h>
      <text:p text:style-name="P9">On peut procéder à une installation via les Cds de distributions ou depuis les Cds d’installation (On procédera dès lors à une installation sur le réseau ou via des images iso sur des disques locaux).</text:p>
      <text:h text:style-name="P17" text:outline-level="3">Déploiement par Kickstart</text:h>
      <text:p text:style-name="P2">Mécanisme KickStart</text:p>
      <text:p text:style-name="P9">On pourrait procéder à l’installation de FC oud de RHEL à l’aide du processus anaconda. Les réponses aux questions de ce dernier sont stockées par anaconda dans un fichier (/root/anaconda-ks.cfg). On pourra dès lors utiliser ce fichier pour réinstaller / cloner le système.</text:p>
      <text:p text:style-name="P2">Structure d’un fichier KickStart</text:p>
      <text:p text:style-name="P9">Celui ci se compose notamment d’une configuration de base, des partitions du disque, des logiciels et des packages à installer et des scripts supplémentaires.</text:p>
      <text:p text:style-name="P10">La partie précisant le hardware est minimale. On mentionnera notamment la carte graphique ainsi que les partitions des diques (hdxx si il s’agit d’un disque IDE, sdxx si il s’agit d’un disque SCSI ou SATA). On mentionnera également le nombre de disques.</text:p>
      <text:p text:style-name="P10">Les fichiers kickstart sont de simples fichiers textes éditables.</text:p>
      <text:p text:style-name="P10">Ceux ci peuvent posséder deux types de scripts. Les scripts %pre s’exécuteront avant l’installation (sauvegarde des données, clefs ssh, …) tandis que les scripts %post s’exécuteront après l’installation ce qui permettra notamment de compléter des configurations ou d’intégrer le système au sein d’un parc.</text:p>
      <text:p text:style-name="P10">Ces fichiers kickstart permettront de réinstaller ou de cloner le système à condition que ceux ci soient disponibles. On pourra pour cela utiliser des disquettes ou des CDROM ou alors utiliser un serveur sur un réseau.</text:p>
      <text:p text:style-name="P10">On notera également la présence de différents types de fichiers kickstarts. Les fichiers kickstart “spécialisés” par type de poste (serveurs de mails, postes de consultation, …). Les fichiers kickstart pouvant être construit à partir d’une config.locale existante (à l’aide notamment des scripts %pre ou %post). Et les fichiers Kickstart pouvant être centralisé.</text:p>
      <text:p text:style-name="P10">Après l’installation à l’aide d’un fichier kickstart on pourra utiliser de la post-installation pour notamment : la configuration des services (ntp.ks, sendmail.ks, ...), la configuration des utilisateurs (users.ks, root.ks, …), la configuration spécifique d’un poste dans une catégorie (sysdep-opac.ks). On pourra également utiliser des scripts “bash” élémentaires. <text:s/></text:p>
      <text:p text:style-name="P5"/>
      <text:p text:style-name="P5"><text:tab/></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3T23:39:58.764068533</meta:creation-date>
    <meta:generator>LibreOffice/5.1.6.2$Linux_X86_64 LibreOffice_project/10m0$Build-2</meta:generator>
    <dc:date>2017-12-24T00:56:31.521141017</dc:date>
    <meta:editing-duration>PT38S</meta:editing-duration>
    <meta:editing-cycles>1</meta:editing-cycles>
    <meta:document-statistic meta:table-count="0" meta:image-count="0" meta:object-count="0" meta:page-count="5" meta:paragraph-count="46" meta:word-count="1024" meta:character-count="6567" meta:non-whitespace-character-count="5584"/>
  </office:meta>
</office:document-meta>
</file>